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4bfe2b" officeooo:paragraph-rsid="006ef650" style:font-size-asian="14pt" style:font-size-complex="16pt"/>
    </style:style>
    <style:style style:name="P2" style:family="paragraph" style:parent-style-name="Standard">
      <style:paragraph-properties fo:text-align="start" style:justify-single-word="false"/>
      <style:text-properties fo:font-size="16pt" officeooo:rsid="006ef650" officeooo:paragraph-rsid="006ef650" style:font-size-asian="14pt" style:font-size-complex="16pt"/>
    </style:style>
    <style:style style:name="P3" style:family="paragraph" style:parent-style-name="Standard">
      <style:paragraph-properties fo:text-align="center" style:justify-single-word="false"/>
      <style:text-properties fo:font-size="44pt" officeooo:rsid="001adf4f" officeooo:paragraph-rsid="001adf4f" style:font-size-asian="44pt" style:font-size-complex="44pt"/>
    </style:style>
    <style:style style:name="P4" style:family="paragraph" style:parent-style-name="Standard">
      <style:paragraph-properties fo:text-align="center" style:justify-single-word="false"/>
      <style:text-properties fo:font-size="15pt" officeooo:rsid="001adf4f" officeooo:paragraph-rsid="001adf4f" style:font-size-asian="13.1000003814697pt" style:font-size-complex="15pt"/>
    </style:style>
    <style:style style:name="P5" style:family="paragraph" style:parent-style-name="Standard">
      <style:paragraph-properties fo:text-align="center" style:justify-single-word="false"/>
      <style:text-properties fo:font-size="15pt" fo:font-style="italic" officeooo:rsid="001adf4f" officeooo:paragraph-rsid="001adf4f" style:font-size-asian="13.1000003814697pt" style:font-style-asian="italic" style:font-size-complex="15pt" style:font-style-complex="italic"/>
    </style:style>
    <style:style style:name="P6" style:family="paragraph" style:parent-style-name="Standard">
      <style:paragraph-properties fo:text-align="start" style:justify-single-word="false"/>
      <style:text-properties fo:font-size="15pt" fo:font-style="italic" officeooo:rsid="001adf4f" officeooo:paragraph-rsid="001adf4f" style:font-size-asian="13.1000003814697pt" style:font-style-asian="italic" style:font-size-complex="15pt" style:font-style-complex="italic"/>
    </style:style>
    <style:style style:name="P7" style:family="paragraph" style:parent-style-name="Standard">
      <style:paragraph-properties fo:text-align="center" style:justify-single-word="false"/>
      <style:text-properties fo:font-size="15pt" fo:font-style="normal" officeooo:rsid="001c1498" officeooo:paragraph-rsid="001c1498" style:font-size-asian="13.1000003814697pt" style:font-style-asian="normal" style:font-size-complex="15pt" style:font-style-complex="normal"/>
    </style:style>
    <style:style style:name="P8" style:family="paragraph" style:parent-style-name="Standard">
      <style:paragraph-properties fo:text-align="start" style:justify-single-word="false"/>
      <style:text-properties fo:font-size="12pt" fo:font-style="normal" officeooo:rsid="001c1498" officeooo:paragraph-rsid="001c1498"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8pt" fo:font-style="normal" style:text-underline-style="solid" style:text-underline-width="auto" style:text-underline-color="font-color" officeooo:rsid="001c1498" officeooo:paragraph-rsid="001c1498" style:font-size-asian="18pt" style:font-style-asian="normal" style:font-size-complex="18pt" style:font-style-complex="normal"/>
    </style:style>
    <style:style style:name="P10" style:family="paragraph" style:parent-style-name="Standard">
      <style:paragraph-properties fo:text-align="start" style:justify-single-word="false"/>
      <style:text-properties fo:font-size="13pt" fo:font-style="normal" style:text-underline-style="solid" style:text-underline-width="auto" style:text-underline-color="font-color" officeooo:rsid="001e9734" officeooo:paragraph-rsid="001c1498" style:font-size-asian="11.3500003814697pt" style:font-style-asian="normal" style:font-size-complex="13pt" style:font-style-complex="normal"/>
    </style:style>
    <style:style style:name="P11" style:family="paragraph" style:parent-style-name="Standard">
      <style:paragraph-properties fo:text-align="start" style:justify-single-word="false"/>
      <style:text-properties fo:font-size="18pt" fo:font-style="normal" style:text-underline-style="solid" style:text-underline-width="auto" style:text-underline-color="font-color" officeooo:rsid="0073cf12" officeooo:paragraph-rsid="0073cf12" style:font-size-asian="18pt" style:font-style-asian="normal" style:font-size-complex="18pt" style:font-style-complex="normal"/>
    </style:style>
    <style:style style:name="P12" style:family="paragraph" style:parent-style-name="Standard">
      <style:paragraph-properties fo:text-align="start" style:justify-single-word="false"/>
      <style:text-properties fo:font-size="18pt" fo:font-style="normal" style:text-underline-style="none" officeooo:rsid="007b8e3d" officeooo:paragraph-rsid="007b8e3d" style:font-size-asian="18pt" style:font-style-asian="normal" style:font-size-complex="18pt" style:font-style-complex="normal"/>
    </style:style>
    <style:style style:name="P13" style:family="paragraph" style:parent-style-name="Standard">
      <style:paragraph-properties fo:text-align="start" style:justify-single-word="false"/>
      <style:text-properties fo:font-size="18pt" fo:font-style="normal" style:text-underline-style="none" officeooo:rsid="0073cf12" officeooo:paragraph-rsid="0073cf12" style:font-size-asian="18pt" style:font-style-asian="normal" style:font-size-complex="18pt" style:font-style-complex="normal"/>
    </style:style>
    <style:style style:name="P14" style:family="paragraph" style:parent-style-name="Standard">
      <style:paragraph-properties fo:text-align="start" style:justify-single-word="false"/>
      <style:text-properties fo:font-size="18pt" fo:font-style="normal" officeooo:rsid="001c1498" officeooo:paragraph-rsid="001c1498" style:font-size-asian="18pt" style:font-style-asian="normal" style:font-size-complex="18pt" style:font-style-complex="normal"/>
    </style:style>
    <style:style style:name="P15" style:family="paragraph" style:parent-style-name="Standard">
      <style:paragraph-properties fo:text-align="start" style:justify-single-word="false"/>
      <style:text-properties fo:font-size="16pt" fo:font-style="normal" fo:font-weight="normal" officeooo:rsid="00752062" officeooo:paragraph-rsid="00773384"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fo:font-style="normal" fo:font-weight="normal" officeooo:rsid="00788ef0" officeooo:paragraph-rsid="00788ef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fo:font-weight="normal" officeooo:rsid="00752062" officeooo:paragraph-rsid="00788ef0"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font-size="16pt" fo:font-style="normal" fo:font-weight="bold" officeooo:rsid="00788ef0" officeooo:paragraph-rsid="00788ef0"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fo:font-size="18pt" fo:font-style="normal" officeooo:rsid="001c1498" officeooo:paragraph-rsid="0078ab7f" style:font-size-asian="18pt" style:font-style-asian="normal" style:font-size-complex="18pt" style:font-style-complex="normal"/>
    </style:style>
    <style:style style:name="P20" style:family="paragraph" style:parent-style-name="Standard">
      <style:paragraph-properties fo:text-align="start" style:justify-single-word="false"/>
      <style:text-properties fo:font-size="18pt" fo:font-style="normal" style:text-underline-style="none" officeooo:rsid="0078aec3" officeooo:paragraph-rsid="0078aec3" style:font-size-asian="18pt" style:font-style-asian="normal" style:font-size-complex="18pt" style:font-style-complex="normal"/>
    </style:style>
    <style:style style:name="P21" style:family="paragraph" style:parent-style-name="Standard">
      <style:paragraph-properties fo:text-align="start" style:justify-single-word="false"/>
      <style:text-properties fo:font-size="18pt" fo:font-style="normal" style:text-underline-style="none" officeooo:rsid="0079a02f" officeooo:paragraph-rsid="0079a02f" style:font-size-asian="18pt" style:font-style-asian="normal" style:font-size-complex="18pt" style:font-style-complex="normal"/>
    </style:style>
    <style:style style:name="P22" style:family="paragraph" style:parent-style-name="Standard">
      <style:paragraph-properties fo:text-align="start" style:justify-single-word="false"/>
      <style:text-properties fo:font-size="18pt" fo:font-style="normal" officeooo:rsid="001c1498" officeooo:paragraph-rsid="0079a02f" style:font-size-asian="18pt" style:font-style-asian="normal" style:font-size-complex="18pt" style:font-style-complex="normal"/>
    </style:style>
    <style:style style:name="P23" style:family="paragraph" style:parent-style-name="Standard">
      <style:paragraph-properties fo:text-align="start" style:justify-single-word="false"/>
      <style:text-properties fo:font-size="18pt" fo:font-style="normal" style:text-underline-style="none" officeooo:rsid="007e77eb" officeooo:paragraph-rsid="007e77eb" style:font-size-asian="18pt" style:font-style-asian="normal" style:font-size-complex="18pt" style:font-style-complex="normal"/>
    </style:style>
    <style:style style:name="P24" style:family="paragraph" style:parent-style-name="Standard">
      <style:paragraph-properties fo:text-align="start" style:justify-single-word="false"/>
      <style:text-properties fo:font-size="18pt" fo:font-style="normal" style:text-underline-style="none" officeooo:rsid="0081355f" officeooo:paragraph-rsid="007e77eb" style:font-size-asian="18pt" style:font-style-asian="normal" style:font-size-complex="18pt" style:font-style-complex="normal"/>
    </style:style>
    <style:style style:name="P25" style:family="paragraph" style:parent-style-name="Standard">
      <style:paragraph-properties fo:text-align="start" style:justify-single-word="false"/>
      <style:text-properties fo:font-size="18pt" fo:font-style="normal" style:text-underline-style="none" officeooo:rsid="0081355f" officeooo:paragraph-rsid="0081355f" style:font-size-asian="18pt" style:font-style-asian="normal" style:font-size-complex="18pt" style:font-style-complex="normal"/>
    </style:style>
    <style:style style:name="T1" style:family="text">
      <style:text-properties officeooo:rsid="006ef650"/>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0pt" style:text-underline-style="none" officeooo:rsid="0049eb30" style:font-size-asian="10pt" style:font-size-complex="10pt"/>
    </style:style>
    <style:style style:name="T4" style:family="text">
      <style:text-properties style:text-underline-style="none"/>
    </style:style>
    <style:style style:name="T5" style:family="text">
      <style:text-properties style:text-underline-style="none" officeooo:rsid="00752062"/>
    </style:style>
    <style:style style:name="T6" style:family="text">
      <style:text-properties style:text-underline-style="none" officeooo:rsid="0079a02f"/>
    </style:style>
    <style:style style:name="T7" style:family="text">
      <style:text-properties style:text-underline-style="none" officeooo:rsid="007b8e3d"/>
    </style:style>
    <style:style style:name="T8" style:family="text">
      <style:text-properties officeooo:rsid="001d6bf2"/>
    </style:style>
    <style:style style:name="T9" style:family="text">
      <style:text-properties officeooo:rsid="00773384"/>
    </style:style>
    <style:style style:name="T10" style:family="text">
      <style:text-properties officeooo:rsid="007b8e3d"/>
    </style:style>
    <style:style style:name="T11" style:family="text">
      <style:text-properties officeooo:rsid="0075206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86076"/>
    </style:style>
    <style:style style:name="T14" style:family="text">
      <style:text-properties fo:font-weight="bold" style:font-weight-asian="bold" style:font-weight-complex="bold"/>
    </style:style>
    <style:style style:name="T15" style:family="text">
      <style:text-properties officeooo:rsid="00788ef0"/>
    </style:style>
    <style:style style:name="T16" style:family="text">
      <style:text-properties officeooo:rsid="0078ab7f"/>
    </style:style>
    <style:style style:name="T17" style:family="text">
      <style:text-properties officeooo:rsid="00768f68"/>
    </style:style>
    <style:style style:name="T18" style:family="text">
      <style:text-properties officeooo:rsid="0079a02f"/>
    </style:style>
    <style:style style:name="T19" style:family="text">
      <style:text-properties officeooo:rsid="0078aec3"/>
    </style:style>
    <style:style style:name="T20" style:family="text">
      <style:text-properties style:text-underline-style="solid" style:text-underline-width="auto" style:text-underline-color="font-color" officeooo:rsid="0078aec3"/>
    </style:style>
    <style:style style:name="T21" style:family="text">
      <style:text-properties style:text-underline-style="solid" style:text-underline-width="auto" style:text-underline-color="font-color" officeooo:rsid="0078ab7f"/>
    </style:style>
    <style:style style:name="T22" style:family="text">
      <style:text-properties style:text-underline-style="solid" style:text-underline-width="auto" style:text-underline-color="font-color" officeooo:rsid="007d0d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BARA NAJIB<text:tab/><text:tab/><text:tab/><text:tab/><text:tab/><text:tab/><text:tab/><text:tab/>Groupe 08</text:p>
      <text:p text:style-name="P2">AGOCS ARON</text:p>
      <text:p text:style-name="P3"/>
      <text:p text:style-name="P3"/>
      <text:p text:style-name="P3"/>
      <text:p text:style-name="P3">COMPTE RENDU DE LA SAÉ 1.0<text:span text:style-name="T1">2</text:span></text:p>
      <text:p text:style-name="P3"/>
      <text:p text:style-name="P3"/>
      <text:p text:style-name="P3"/>
      <text:p text:style-name="P3"/>
      <text:p text:style-name="P3"/>
      <text:p text:style-name="P3"/>
      <text:p text:style-name="P4"/>
      <text:p text:style-name="P5"/>
      <text:p text:style-name="P5"/>
      <text:p text:style-name="P5"><text:s/></text:p>
      <text:p text:style-name="P6"/>
      <text:p text:style-name="P6"/>
      <text:p text:style-name="P6"><text:soft-page-break/></text:p>
      <text:p text:style-name="P7"><text:span text:style-name="T2">Presentation de l’application et des fonctionnalités incorporées </text:span></text:p>
      <text:p text:style-name="P8"/>
      <text:p text:style-name="P9">a)Presentation</text:p>
      <text:p text:style-name="P10"><text:span text:style-name="T3"/></text:p>
      <text:p text:style-name="P11"><text:span text:style-name="T4">Dans cette saé nous devions réalisé un jeu de chevalier </text:span><text:span text:style-name="T5">et monstre</text:span><text:span text:style-name="T4"> sur terminal. </text:span><text:span text:style-name="T6">Le système de duel entre un monstre et un joueur <text:s/>fonctionne avec un système de pierre, feuille, ciseau , </text:span><text:span text:style-name="T7">considéré <text:s/>dans l’application comme un enum.</text:span></text:p>
      <text:p text:style-name="P6"/>
      <text:p text:style-name="P9">b)<text:span text:style-name="T8">Fonctionnalités implémentées</text:span></text:p>
      <text:p text:style-name="P9"/>
      <text:p text:style-name="P12">Les fonctionnalités implémentées sont :</text:p>
      <text:p text:style-name="P12"/>
      <text:p text:style-name="P13">Un système de génération aléatoire de parties à partir d’un fichier déjà <text:span text:style-name="T9">constitué de monstre, où </text:span><text:span text:style-name="T10">chaque </text:span><text:span text:style-name="T9">monstre est donc tiré au sort parmi les monstres du fichier.</text:span></text:p>
      <text:p text:style-name="P13">Un système de création de partie manuelle qui demandent au joueur combien de <text:span text:style-name="T9">monstres ils souhaitent dans le premier et second groupe de monstre.</text:span></text:p>
      <text:p text:style-name="P13">Un système de “niveau” pour les joueurs a été aussi intégré, plus le meilleur score d’un joueur dépasse un certains paliers plus il gagne de la vie <text:span text:style-name="T11">et des points de dégats.</text:span></text:p>
      <text:p text:style-name="P9"/>
      <text:p text:style-name="P9"/>
      <text:p text:style-name="P14"><text:span text:style-name="T12">c)</text:span><text:span text:style-name="T13">Structure de donnée <text:s/>et interactions entre elles</text:span></text:p>
      <text:p text:style-name="P15"/>
      <text:p text:style-name="P16"><text:span text:style-name="T14">Concernant les joueurs :</text:span> </text:p>
      <text:p text:style-name="P16"/>
      <text:p text:style-name="P17">- <text:span text:style-name="T9">les joueurs qui contiennent un nombre de dégat, un nombre de point de vie, et un nombre d’armes <text:s/></text:span><text:span text:style-name="T15">(qui est tout le temps 3 pour Pierre,Feuille, ciseau).</text:span></text:p>
      <text:p text:style-name="P15">- <text:span text:style-name="T9">un tableau de pointeurs sur joueur qui contient l’ensemble des joueurs qui ont déjà joué, </text:span><text:span text:style-name="T15">car cela permet d’allouer un espace mémoire suffisant, tout </text:span><text:soft-page-break/><text:span text:style-name="T15">en pouvant déplacer les élèments avec une meilleur facilité qu’un tableau dynamique de joueur, étant donné les algorithmes de tri que nous devons utilisé dans le projet, </text:span><text:span text:style-name="T16">et les ajouts de nouveaux joueurs</text:span></text:p>
      <text:p text:style-name="P15">- <text:span text:style-name="T15">un tableau dynamique de joueur est aussi utilisé temporairement pour contenir une copie du tableau des joueurs </text:span><text:span text:style-name="T16">pour ensuite lui appliquer un trié échange par meilleurs, ce qui permet d’éviter</text:span></text:p>
      <text:p text:style-name="P15"/>
      <text:p text:style-name="P18">Concernant les monstres :</text:p>
      <text:p text:style-name="P17">- <text:span text:style-name="T17">les monstres </text:span><text:span text:style-name="T9">qui contiennent un nombre de dégat, un nombre de point de vie, et un nombre d’armes (le niveau n’est pas stocké car il peut être calculé à p</text:span><text:span text:style-name="T18">artir de ces données). De plus quand un joueur choisit le niveau d’un monstre, un convertisseur est utilisé pour le transformer en points de vie, points de dégats et nombre d’armes.</text:span></text:p>
      <text:p text:style-name="P15">- <text:span text:style-name="T9">une pile de montstre utilisé pour le premier groupe, car il faut d’abord battre le premier monstre en haut de la pile pour pouvoir accéder au monstre suivant (donc dépiler la pile)</text:span></text:p>
      <text:p text:style-name="P15">- <text:span text:style-name="T9">une file circulaire utilisé pour le second groupe, car les monstres sont affronter de manière cycliques</text:span></text:p>
      <text:p text:style-name="P15">- <text:span text:style-name="T15">un tableau dynamique de monstre est utilisé pour générer </text:span><text:span text:style-name="T19">une partie aléatoirement</text:span></text:p>
      <text:p text:style-name="P15"/>
      <text:p text:style-name="P15"/>
      <text:p text:style-name="P19"><text:span text:style-name="T20">d</text:span><text:span text:style-name="T12">)</text:span><text:span text:style-name="T21">Fichier de sauvegarde</text:span></text:p>
      <text:p text:style-name="P19"><text:span text:style-name="T21"/></text:p>
      <text:p text:style-name="P20">Il y a en tout 3 types de fichiers dans l’application : </text:p>
      <text:p text:style-name="P20">- le fichier joueur qui contient l’ensemble des joueurs et leurs</text:p>
      <text:p text:style-name="P21">scores associés</text:p>
      <text:p text:style-name="P21">- le fichier monstre.txt qui commence par le nombre de monstre contenu dans le fichier, puis les monstres en question</text:p>
      <text:p text:style-name="P21">- et les autres fichiers qui contiennent des parties à charger et à jouer. Ils commence par le nombre de monstre à chargé du premier groupe, puis le premier groupe de monstre, puis le nombre de monstre du second groupe, puis le second groupe de monstre.</text:p>
      <text:p text:style-name="P21"/>
      <text:p text:style-name="P22"><text:span text:style-name="T22">e</text:span><text:span text:style-name="T12">)</text:span><text:span text:style-name="T22">Comparaison algorithmique</text:span></text:p>
      <text:p text:style-name="P22"><text:span text:style-name="T22"/></text:p>
      <text:p text:style-name="P23"><text:soft-page-break/>Concernant la recherche, j’ai utilisé une fonction de recherche dichotomique, étant donné que le tableau de joueurs est trié par ordre alphabétique à l’insertion des joueurs.</text:p>
      <text:p text:style-name="P24">Il y aussi une autre fonction de recherche simple qui parcourt l’entièreté du tableau.</text:p>
      <text:p text:style-name="P24"/>
      <text:p text:style-name="P25">Concernant les tris il existe deux tris dans l’application, un tri échange par meilleur score qui utilise une copie du tableau, pour ainsi eviter de trier 2 fois <text:s/>le tableau (un tri par meilleur score, puis par odre alpabétique, pour revenir à l’ordre alphabétique).</text:p>
      <text:p text:style-name="P25">Et un autre tri à l’insertion à l’aide d’une fonction de recherche dichotomique.</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date>2025-01-12T20:20:42.759292500</dc:date>
    <meta:editing-duration>PT10H27M54S</meta:editing-duration>
    <meta:editing-cycles>79</meta:editing-cycles>
    <meta:print-date>2025-01-12T20:21:19.764197968</meta:print-date>
    <meta:printed-by>PDF files</meta:printed-by>
    <meta:document-statistic meta:table-count="0" meta:image-count="0" meta:object-count="0" meta:page-count="4" meta:paragraph-count="34" meta:word-count="600" meta:character-count="3599" meta:non-whitespace-character-count="3016"/>
  </office:meta>
</office:document-meta>
</file>